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08_12-52-03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3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08_16-33-35_000.jpg</text:p>
          </table:table-cell>
          <table:table-cell table:style-name="ce20" office:value-type="string">
            <text:p>:m music / log / gt / || s.1:for=コード進行,pa=海鳴り,t.70,k.Am || s.2:rev,video=2020-0415-2,tu=OD,score+,cap.2,R=1 || s.3:res,for=code:D6+9;F#m▽7,cap.2,tu=OD</text:p>
          </table:table-cell>
          <table:table-cell table:style-name="ce3"/>
          <table:table-cell table:style-name="ce3"/>
          <table:table-cell table:style-name="ce3" office:value-type="string">
            <text:p>N-35-35-27.941894 E-139-34-49.489746</text:p>
          </table:table-cell>
          <table:table-cell table:style-name="ce33" table:formula="of:=IF([.E3]=&quot;&quot;;[.C3];CONCATENATE([.C3];&quot; / &quot;;[.E3]))" office:value-type="string" office:string-value=":m music / log / gt / || s.1:for=コード進行,pa=海鳴り,t.70,k.Am || s.2:rev,video=2020-0415-2,tu=OD,score+,cap.2,R=1 || s.3:res,for=code:D6+9;F#m▽7,cap.2,tu=OD">
            <text:p>:m music / log / gt / || s.1:for=コード進行,pa=海鳴り,t.70,k.Am || s.2:rev,video=2020-0415-2,tu=OD,score+,cap.2,R=1 || s.3:res,for=code:D6+9;F#m▽7,cap.2,tu=OD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08_16-47-24_000.jpg</text:p>
          </table:table-cell>
          <table:table-cell table:style-name="ce20" office:value-type="string">
            <text:p>:m :N 1*1 / arts:music / gt /</text:p>
          </table:table-cell>
          <table:table-cell table:style-name="ce32"/>
          <table:table-cell table:style-name="ce3"/>
          <table:table-cell table:style-name="ce3" office:value-type="string">
            <text:p>N-35-35-28.161621 E-139-34-49.544677</text:p>
          </table:table-cell>
          <table:table-cell table:style-name="ce33" table:formula="of:=IF([.E4]=&quot;&quot;;[.C4];CONCATENATE([.C4];&quot; / &quot;;[.E4]))" office:value-type="string" office:string-value=":m :N 1*1 / arts:music / gt /">
            <text:p>:m :N 1*1 / arts:music / gt /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08_19-17-09_000.jpg</text:p>
          </table:table-cell>
          <table:table-cell table:style-name="ce15" office:value-type="string">
            <text:p>:m music / log / rc / || s.1:et-N,pitch=1-2-3,t.60,memo+ || s.2:f-N,k.E,R=2,score+</text:p>
          </table:table-cell>
          <table:table-cell table:style-name="ce24"/>
          <table:table-cell table:style-name="ce3"/>
          <table:table-cell table:style-name="ce3"/>
          <table:table-cell table:style-name="ce33" table:formula="of:=IF([.E5]=&quot;&quot;;[.C5];CONCATENATE([.C5];&quot; / &quot;;[.E5]))" office:value-type="string" office:string-value=":m music / log / rc / || s.1:et-N,pitch=1-2-3,t.60,memo+ || s.2:f-N,k.E,R=2,score+">
            <text:p>:m music / log / rc / || s.1:et-N,pitch=1-2-3,t.60,memo+ || s.2:f-N,k.E,R=2,score+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08_19-57-49_000.jpg</text:p>
          </table:table-cell>
          <table:table-cell table:style-name="ce16" office:value-type="string">
            <text:p>:PHOTO 記録用 / @宮前平公園、倉庫の裏 / 猫、ドン / 背中、腰の上のあたり；毛、抜けている</text:p>
          </table:table-cell>
          <table:table-cell table:style-name="ce24"/>
          <table:table-cell table:style-name="ce3"/>
          <table:table-cell table:style-name="ce3" office:value-type="string">
            <text:p>N-35-35-17.35382 E-139-34-50.753173</text:p>
          </table:table-cell>
          <table:table-cell table:style-name="ce33" table:formula="of:=IF([.E6]=&quot;&quot;;[.C6];CONCATENATE([.C6];&quot; / &quot;;[.E6]))" office:value-type="string" office:string-value=":PHOTO 記録用 / @宮前平公園、倉庫の裏 / 猫、ドン / 背中、腰の上のあたり；毛、抜けている">
            <text:p>:PHOTO 記録用 / @宮前平公園、倉庫の裏 / 猫、ドン / 背中、腰の上のあたり；毛、抜けている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08_19-58-00_000.jpg</text:p>
          </table:table-cell>
          <table:table-cell table:style-name="ce16" office:value-type="string">
            <text:p>:PHOTO 記録用 / @宮前平公園、倉庫の裏 / 猫、ドン / 背中、腰の上のあたり；毛、抜けている</text:p>
          </table:table-cell>
          <table:table-cell table:style-name="ce14"/>
          <table:table-cell table:style-name="ce3"/>
          <table:table-cell table:style-name="ce3" office:value-type="string">
            <text:p>N-35-35-17.35382 E-139-34-50.753173</text:p>
          </table:table-cell>
          <table:table-cell table:style-name="ce33" table:formula="of:=IF([.E7]=&quot;&quot;;[.C7];CONCATENATE([.C7];&quot; / &quot;;[.E7]))" office:value-type="string" office:string-value=":PHOTO 記録用 / @宮前平公園、倉庫の裏 / 猫、ドン / 背中、腰の上のあたり；毛、抜けている">
            <text:p>:PHOTO 記録用 / @宮前平公園、倉庫の裏 / 猫、ドン / 背中、腰の上のあたり；毛、抜けている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08_19-58-16_000.jpg</text:p>
          </table:table-cell>
          <table:table-cell table:style-name="ce16" office:value-type="string">
            <text:p>:PHOTO 記録用 / @宮前平公園、倉庫の裏 / 猫、ドン / 背中、腰の上のあたり；毛、抜けている</text:p>
          </table:table-cell>
          <table:table-cell table:style-name="ce15"/>
          <table:table-cell table:style-name="ce3"/>
          <table:table-cell table:style-name="ce3" office:value-type="string">
            <text:p>N-35-35-17.35382 E-139-34-50.753173</text:p>
          </table:table-cell>
          <table:table-cell table:style-name="ce33" table:formula="of:=IF([.E8]=&quot;&quot;;[.C8];CONCATENATE([.C8];&quot; / &quot;;[.E8]))" office:value-type="string" office:string-value=":PHOTO 記録用 / @宮前平公園、倉庫の裏 / 猫、ドン / 背中、腰の上のあたり；毛、抜けている">
            <text:p>:PHOTO 記録用 / @宮前平公園、倉庫の裏 / 猫、ドン / 背中、腰の上のあたり；毛、抜けている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08_20-57-42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3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09_07-29-19_000.jpg</text:p>
          </table:table-cell>
          <table:table-cell table:style-name="ce17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752136 E-139-34-49.270019</text:p>
          </table:table-cell>
          <table:table-cell table:style-name="ce33" table:formula="of:=IF([.E10]=&quot;&quot;;[.C10];CONCATENATE([.C10];&quot; / &quot;;[.E10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08_16-09-25_000.mp4</text:p>
          </table:table-cell>
          <table:table-cell table:style-name="ce6" office:value-type="string">
            <text:p>:VIDEO / @自宅 / メモ / guitar,gt / 演奏、play / g-2020-0508-1 / rev,video=2020-0415-2,tu=OD,score+,cap.2,R=1</text:p>
          </table:table-cell>
          <table:table-cell table:style-name="ce16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3" table:formula="of:=IF([.E11]=&quot;&quot;;[.C11];CONCATENATE([.C11];&quot; / &quot;;[.E11]))" office:value-type="string" office:string-value=":VIDEO / @自宅 / メモ / guitar,gt / 演奏、play / g-2020-0508-1 / rev,video=2020-0415-2,tu=OD,score+,cap.2,R=1">
            <text:p>:VIDEO / @自宅 / メモ / guitar,gt / 演奏、play / g-2020-0508-1 / rev,video=2020-0415-2,tu=OD,score+,cap.2,R=1</text:p>
          </table:table-cell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08_16-31-15_000.mp4</text:p>
          </table:table-cell>
          <table:table-cell table:style-name="ce6" office:value-type="string">
            <text:p>:VIDEO / @自宅 / メモ / guitar,gt / 演奏、play / g-2020-0508-2 / 現状記録,continued-from=R.1,cap.2,k.E,tu=OD,type=arpeggio</text:p>
          </table:table-cell>
          <table:table-cell table:style-name="ce17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3" table:formula="of:=IF([.E12]=&quot;&quot;;[.C12];CONCATENATE([.C12];&quot; / &quot;;[.E12]))" office:value-type="string" office:string-value=":VIDEO / @自宅 / メモ / guitar,gt / 演奏、play / g-2020-0508-2 / 現状記録,continued-from=R.1,cap.2,k.E,tu=OD,type=arpeggio">
            <text:p>:VIDEO / @自宅 / メモ / guitar,gt / 演奏、play / g-2020-0508-2 / 現状記録,continued-from=R.1,cap.2,k.E,tu=OD,type=arpeggio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08_18-00-00_000.mid</text:p>
          </table:table-cell>
          <table:table-cell table:style-name="ce6" office:value-type="string">
            <text:p>:in-mid / app=perfect-piano / 演奏、play / id-2020-0508-1 / category=melody,inst=piano,for=piano</text:p>
          </table:table-cell>
          <table:table-cell table:style-name="ce17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3" table:formula="of:=IF([.E13]=&quot;&quot;;[.C13];CONCATENATE([.C13];&quot; / &quot;;[.E13]))" office:value-type="string" office:string-value=":in-mid / app=perfect-piano / 演奏、play / id-2020-0508-1 / category=melody,inst=piano,for=piano">
            <text:p>:in-mid / app=perfect-piano / 演奏、play / id-2020-0508-1 / category=melody,inst=piano,for=piano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08_18-53-12_000.mp4</text:p>
          </table:table-cell>
          <table:table-cell table:style-name="ce6" office:value-type="string">
            <text:p>:VIDEO / @自室 / 記録 / recorder,rc / 演奏、play / r-2020-0508-1 / f-N,k.E,score+</text:p>
          </table:table-cell>
          <table:table-cell table:style-name="ce6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3" table:formula="of:=IF([.E14]=&quot;&quot;;[.C14];CONCATENATE([.C14];&quot; / &quot;;[.E14]))" office:value-type="string" office:string-value=":VIDEO / @自室 / 記録 / recorder,rc / 演奏、play / r-2020-0508-1 / f-N,k.E,score+">
            <text:p>:VIDEO / @自室 / 記録 / recorder,rc / 演奏、play / r-2020-0508-1 / f-N,k.E,score+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09_06-59-59_000.mp4</text:p>
          </table:table-cell>
          <table:table-cell table:style-name="ce6" office:value-type="string">
            <text:p>:VIDEO / @自宅 / 体操 / hip-hopダンス、ヒップホップ / h-2020-0508-1 / id=??,for=現状記録,source=kirakosian;group-3;item-3 / push-grind</text:p>
          </table:table-cell>
          <table:table-cell table:style-name="ce15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3" table:formula="of:=IF([.E15]=&quot;&quot;;[.C15];CONCATENATE([.C15];&quot; / &quot;;[.E15]))" office:value-type="string" office:string-value=":VIDEO / @自宅 / 体操 / hip-hopダンス、ヒップホップ / h-2020-0508-1 / id=??,for=現状記録,source=kirakosian;group-3;item-3 / push-grind">
            <text:p>:VIDEO / @自宅 / 体操 / hip-hopダンス、ヒップホップ / h-2020-0508-1 / id=??,for=現状記録,source=kirakosian;group-3;item-3 / push-grind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09_07-03-17_000.mp4</text:p>
          </table:table-cell>
          <table:table-cell table:style-name="ce6" office:value-type="string">
            <text:p>:VIDEO / @自宅 / 体操 / hip-hopダンス、ヒップホップ / h-2020-0508-1 / id=??,for=現状記録,source=kirakosian;group-4;item-1 / sweep-kick</text:p>
          </table:table-cell>
          <table:table-cell table:style-name="ce15"/>
          <table:table-cell table:style-name="ce3"/>
          <table:table-cell table:style-name="ce3"/>
          <table:table-cell table:style-name="ce33" table:formula="of:=IF([.E16]=&quot;&quot;;[.C16];CONCATENATE([.C16];&quot; / &quot;;[.E16]))" office:value-type="string" office:string-value=":VIDEO / @自宅 / 体操 / hip-hopダンス、ヒップホップ / h-2020-0508-1 / id=??,for=現状記録,source=kirakosian;group-4;item-1 / sweep-kick">
            <text:p>:VIDEO / @自宅 / 体操 / hip-hopダンス、ヒップホップ / h-2020-0508-1 / id=??,for=現状記録,source=kirakosian;group-4;item-1 / sweep-kick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09_07-05-04_000.mp4</text:p>
          </table:table-cell>
          <table:table-cell table:style-name="ce6" office:value-type="string">
            <text:p>:VIDEO / @自宅 / 体操 / hip-hopダンス、ヒップホップ / h-2020-0508-1 / id=??,for=現状記録,source=kirakosian;group-4;item-2 / move-around</text:p>
          </table:table-cell>
          <table:table-cell table:style-name="ce15"/>
          <table:table-cell table:style-name="ce3"/>
          <table:table-cell table:style-name="ce3"/>
          <table:table-cell table:style-name="ce33" table:formula="of:=IF([.E17]=&quot;&quot;;[.C17];CONCATENATE([.C17];&quot; / &quot;;[.E17]))" office:value-type="string" office:string-value=":VIDEO / @自宅 / 体操 / hip-hopダンス、ヒップホップ / h-2020-0508-1 / id=??,for=現状記録,source=kirakosian;group-4;item-2 / move-around">
            <text:p>:VIDEO / @自宅 / 体操 / hip-hopダンス、ヒップホップ / h-2020-0508-1 / id=??,for=現状記録,source=kirakosian;group-4;item-2 / move-around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09_07-07-24_000.mp4</text:p>
          </table:table-cell>
          <table:table-cell table:style-name="ce6" office:value-type="string">
            <text:p>:VIDEO / @自宅 / 体操 / hip-hopダンス、ヒップホップ / h-2020-0508-1 / id=??,for=現状記録,source=kirakosian;group-4;item-3 / swing-turn</text:p>
          </table:table-cell>
          <table:table-cell table:style-name="ce16"/>
          <table:table-cell table:style-name="ce3"/>
          <table:table-cell table:style-name="ce3"/>
          <table:table-cell table:style-name="ce33" table:formula="of:=IF([.E18]=&quot;&quot;;[.C18];CONCATENATE([.C18];&quot; / &quot;;[.E18]))" office:value-type="string" office:string-value=":VIDEO / @自宅 / 体操 / hip-hopダンス、ヒップホップ / h-2020-0508-1 / id=??,for=現状記録,source=kirakosian;group-4;item-3 / swing-turn">
            <text:p>:VIDEO / @自宅 / 体操 / hip-hopダンス、ヒップホップ / h-2020-0508-1 / id=??,for=現状記録,source=kirakosian;group-4;item-3 / swing-turn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19]=&quot;&quot;;[.C19];CONCATENATE([.C19];&quot; / &quot;;[.E1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20]=&quot;&quot;;[.C20];CONCATENATE([.C20];&quot; / &quot;;[.E2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21]=&quot;&quot;;[.C21];CONCATENATE([.C21];&quot; / &quot;;[.E2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22]=&quot;&quot;;[.C22];CONCATENATE([.C22];&quot; / &quot;;[.E2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23]=&quot;&quot;;[.C23];CONCATENATE([.C23];&quot; / &quot;;[.E2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24]=&quot;&quot;;[.C24];CONCATENATE([.C24];&quot; / &quot;;[.E2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25]=&quot;&quot;;[.C25];CONCATENATE([.C25];&quot; / &quot;;[.E2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26]=&quot;&quot;;[.C26];CONCATENATE([.C26];&quot; / &quot;;[.E2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6"/>
          <table:table-cell table:style-name="ce3"/>
          <table:table-cell table:style-name="ce3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/>
          <table:table-cell table:style-name="ce3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0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9">2020/05/09</text:date>, <text:time>08:23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09T08:23:49.08</dc:date>
    <dc:creator>iwabuchi ken</dc:creator>
    <meta:editing-duration>P20DT9H52M43S</meta:editing-duration>
    <meta:editing-cycles>8019</meta:editing-cycles>
    <meta:document-statistic meta:table-count="1" meta:cell-count="439" meta:object-count="0"/>
  </office:meta>
</office:document-meta>
</file>